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7.1000003814697pt" style:font-size-asian="15pt" style:font-size-complex="17.1000003814697pt"/>
    </style:style>
    <style:style style:name="P2" style:family="paragraph" style:parent-style-name="Standard">
      <style:paragraph-properties fo:text-align="start" style:justify-single-word="false"/>
      <style:text-properties fo:font-size="17.1000003814697pt" style:font-size-asian="15pt" style:font-size-complex="17.100000381469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iftBuch项目功能需求</text:p>
      <text:p text:style-name="P1"/>
      <text:p text:style-name="P2">1、用户注册功能</text:p>
      <text:p text:style-name="P2">包括本站用户注册，豆瓣用户授权，新浪微博用户授权三项功能。</text:p>
      <text:p text:style-name="P2"/>
      <text:p text:style-name="P2">2、搜索图书功能</text:p>
      <text:p text:style-name="P2">包括用户在本站搜索漂流图书，向豆瓣抓取图书两项功能。</text:p>
      <text:p text:style-name="P2"/>
      <text:p text:style-name="P2">3、发布漂书信息</text:p>
      <text:p text:style-name="P2">发布漂流图书信息功能。</text:p>
      <text:p text:style-name="P2"/>
      <text:p text:style-name="P2">4、接受漂书</text:p>
      <text:p text:style-name="P2">用户选择中意的图书，接受图书漂流。</text:p>
      <text:p text:style-name="P2"/>
      <text:p text:style-name="P2">5、读书笔记</text:p>
      <text:p text:style-name="P2">用户发布读书笔记，阅读心得。向本站发布，向豆瓣发布，向新浪微博发布。</text:p>
      <text:p text:style-name="P2"/>
      <text:p text:style-name="P2">6、点评笔记</text:p>
      <text:p text:style-name="P2">搜索读书笔记，对笔记做点评的功能，包括好评，推荐至本站，豆瓣，新浪微博。</text:p>
      <text:p text:style-name="P2"/>
      <text:p text:style-name="P2">7、站内邮件</text:p>
      <text:p text:style-name="P2">类似豆瓣邮箱的私信功能。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文泉驿正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g Chao</meta:initial-creator>
    <meta:creation-date>2012-08-20T21:01:00</meta:creation-date>
    <dc:date>2012-08-20T21:42:33</dc:date>
    <dc:creator>Deng Chao</dc:creator>
    <meta:editing-duration>PT11M9S</meta:editing-duration>
    <meta:editing-cycles>1</meta:editing-cycles>
    <meta:generator>LibreOffice/3.5$Linux_X86_64 LibreOffice_project/350m1$Build-403</meta:generator>
    <meta:document-statistic meta:table-count="0" meta:image-count="0" meta:object-count="0" meta:page-count="1" meta:paragraph-count="15" meta:word-count="92" meta:character-count="228" meta:non-whitespace-character-count="228"/>
  </office:meta>
</office:document-meta>
</file>